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6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63cm" svg:height="0.63cm" svg:x="9.401cm" svg:y="14.863cm">
            <draw:text-box>
              <text:p text:style-name="P1"><text:span text:style-name="T1">O</text:span></text:p>
            </draw:text-box>
          </draw:frame>
          <draw:g>
            <draw:line draw:style-name="gr2" draw:text-style-name="P3" draw:layer="layout" svg:x1="9.693cm" svg:y1="14.76cm" svg:x2="9.892cm" svg:y2="14.959cm">
              <text:p/>
            </draw:line>
            <draw:line draw:style-name="gr2" draw:text-style-name="P3" draw:layer="layout" svg:x1="9.693cm" svg:y1="14.96cm" svg:x2="9.892cm" svg:y2="14.761cm">
              <text:p/>
            </draw:line>
          </draw:g>
          <draw:frame draw:style-name="gr3" draw:text-style-name="P4" draw:layer="layout" svg:width="0.683cm" svg:height="0.71cm" svg:x="10.843cm" svg:y="14.699cm">
            <draw:text-box>
              <text:p text:style-name="P1"><text:span text:style-name="T2">x</text:span></text:p>
            </draw:text-box>
          </draw:frame>
          <draw:line draw:style-name="gr2" draw:text-style-name="P3" draw:layer="layout" svg:x1="11.399cm" svg:y1="14.86cm" svg:x2="9.792cm" svg:y2="14.86cm">
            <text:p/>
          </draw:line>
          <draw:line draw:style-name="gr2" draw:text-style-name="P3" draw:layer="layout" svg:x1="11.399cm" svg:y1="14.86cm" svg:x2="9.792cm" svg:y2="14.86cm">
            <text:p/>
          </draw:line>
          <draw:frame draw:style-name="gr3" draw:text-style-name="P4" draw:layer="layout" svg:width="0.683cm" svg:height="0.71cm" svg:x="10.843cm" svg:y="14.184cm">
            <draw:text-box>
              <text:p text:style-name="P1"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5:59.485804361</meta:creation-date>
    <dc:date>2018-02-09T11:46:30.995901733</dc:date>
    <meta:editing-duration>PT31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